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EA00000275953269231B0B4A0F.png" manifest:media-type="image/png"/>
  <manifest:file-entry manifest:full-path="Pictures/10000201000004EA0000027545952823DA647837.png" manifest:media-type="image/png"/>
  <manifest:file-entry manifest:full-path="Pictures/10000201000004EA00000275CAD8641771727724.png" manifest:media-type="image/png"/>
  <manifest:file-entry manifest:full-path="Pictures/10000201000004EA000004EACA1D6636B23A4E59.png" manifest:media-type="image/png"/>
  <manifest:file-entry manifest:full-path="Pictures/10000201000004EA000004EA5FB1D06099FFE3D6.png" manifest:media-type="image/png"/>
  <manifest:file-entry manifest:full-path="Pictures/10000201000004EA000004EA42F10C2BEE3675DE.png" manifest:media-type="image/png"/>
  <manifest:file-entry manifest:full-path="Pictures/10000201000004EA000004EA744329F7A7996AF4.png" manifest:media-type="image/png"/>
  <manifest:file-entry manifest:full-path="Pictures/10000201000004EA000004EA096B8F9F7B1FF324.png" manifest:media-type="image/png"/>
  <manifest:file-entry manifest:full-path="Pictures/10000201000004EA000004EA1D7DDB4CBAFAF7D3.png" manifest:media-type="image/png"/>
  <manifest:file-entry manifest:full-path="Pictures/10000201000004EA000004EA8332157DA8E406B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stroke-linejoin="roun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0606f9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width="0.035cm" draw:stroke-linejoin="miter" draw:fill="solid" draw:fill-color="#ffffff"/>
    </style:style>
    <style:style style:name="gr7" style:family="graphic" style:parent-style-name="standard">
      <style:graphic-properties draw:stroke="none" svg:stroke-width="0.035cm" draw:stroke-linejoin="miter" draw:fill="solid" draw:fill-color="#000000"/>
    </style:style>
    <style:style style:name="gr8" style:family="graphic" style:parent-style-name="objectwithoutfill">
      <style:graphic-properties draw:stroke="dash" draw:stroke-dash="Dashed_20__28_var_29_" svg:stroke-width="0.053cm" svg:stroke-color="#0000fa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dash" draw:stroke-dash="Dashed_20__28_var_29_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11" style:family="graphic" style:parent-style-name="standard">
      <style:graphic-properties draw:stroke="none" svg:stroke-width="0.035cm" draw:stroke-linejoin="miter" draw:fill="solid" draw:fill-color="#ff0000"/>
    </style:style>
    <style:style style:name="gr12" style:family="graphic" style:parent-style-name="standard">
      <style:graphic-properties draw:stroke="none" svg:stroke-color="#000000" draw:fill="none" draw:fill-color="#ffffff" fo:min-height="1.147cm"/>
    </style:style>
    <style:style style:name="gr13" style:family="graphic" style:parent-style-name="standard">
      <style:graphic-properties draw:stroke="none" svg:stroke-color="#000000" draw:fill="none" draw:fill-color="#ffffff" fo:min-height="1.407cm"/>
    </style:style>
    <style:style style:name="gr14" style:family="graphic" style:parent-style-name="standard">
      <style:graphic-properties draw:stroke="none" svg:stroke-color="#000000" draw:fill="none" draw:fill-color="#ffffff" fo:min-height="0.704cm"/>
    </style:style>
    <style:style style:name="gr15" style:family="graphic" style:parent-style-name="standard">
      <style:graphic-properties draw:stroke="none" svg:stroke-color="#000000" draw:fill="none" draw:fill-color="#ffffff" fo:min-height="0.73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ffffff" draw:opacity="0%"/>
    </style:style>
    <style:style style:name="P5" style:family="paragraph">
      <loext:graphic-properties draw:fill="solid" draw:fill-color="#ff0000"/>
    </style:style>
    <style:style style:name="P6" style:family="paragraph">
      <loext:graphic-properties draw:fill="none" draw:fill-color="#ffffff"/>
      <style:text-properties style:font-name="Times New Roman"/>
    </style:style>
    <style:style style:name="T1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12cm" svg:height="7.112cm" svg:x="2.479cm" svg:y="8.197cm">
          <draw:image xlink:href="Pictures/10000201000004EA000004EA8332157DA8E406B5.png" xlink:type="simple" xlink:show="embed" xlink:actuate="onLoad">
            <text:p/>
          </draw:image>
        </draw:frame>
        <draw:frame draw:style-name="gr1" draw:text-style-name="P1" draw:layer="layout" svg:width="7.112cm" svg:height="7.112cm" svg:x="11.614cm" svg:y="1.243cm">
          <draw:image xlink:href="Pictures/10000201000004EA000004EA1D7DDB4CBAFAF7D3.png" xlink:type="simple" xlink:show="embed" xlink:actuate="onLoad">
            <text:p/>
          </draw:image>
        </draw:frame>
        <draw:frame draw:style-name="gr2" draw:text-style-name="P1" draw:layer="layout" svg:width="7.112cm" svg:height="7.112cm" svg:x="11.625cm" svg:y="8.228cm">
          <draw:image xlink:href="Pictures/10000201000004EA000004EA744329F7A7996AF4.png" xlink:type="simple" xlink:show="embed" xlink:actuate="onLoad">
            <text:p/>
          </draw:image>
        </draw:frame>
        <draw:g>
          <draw:frame draw:style-name="gr1" draw:text-style-name="P1" draw:layer="layout" svg:width="4.572cm" svg:height="4.572cm" svg:x="1.373cm" svg:y="19.288cm">
            <draw:image xlink:href="Pictures/10000201000004EA000004EA42F10C2BEE3675DE.png" xlink:type="simple" xlink:show="embed" xlink:actuate="onLoad">
              <text:p/>
            </draw:image>
          </draw:frame>
          <draw:frame draw:style-name="gr1" draw:text-style-name="P1" draw:layer="layout" svg:width="4.572cm" svg:height="4.572cm" svg:x="6.072cm" svg:y="19.288cm">
            <draw:image xlink:href="Pictures/10000201000004EA000004EA5FB1D06099FFE3D6.png" xlink:type="simple" xlink:show="embed" xlink:actuate="onLoad">
              <text:p/>
            </draw:image>
          </draw:frame>
          <draw:frame draw:style-name="gr1" draw:text-style-name="P1" draw:layer="layout" svg:width="4.572cm" svg:height="4.572cm" svg:x="11.152cm" svg:y="19.288cm">
            <draw:image xlink:href="Pictures/10000201000004EA000004EA096B8F9F7B1FF324.png" xlink:type="simple" xlink:show="embed" xlink:actuate="onLoad">
              <text:p/>
            </draw:image>
          </draw:frame>
          <draw:frame draw:style-name="gr1" draw:text-style-name="P1" draw:layer="layout" svg:width="4.572cm" svg:height="4.572cm" svg:x="15.851cm" svg:y="19.288cm">
            <draw:image xlink:href="Pictures/10000201000004EA000004EACA1D6636B23A4E59.png" xlink:type="simple" xlink:show="embed" xlink:actuate="onLoad">
              <text:p/>
            </draw:image>
          </draw:frame>
        </draw:g>
        <draw:frame draw:style-name="gr1" draw:text-style-name="P1" draw:layer="layout" svg:width="7.112cm" svg:height="3.454cm" svg:x="2.47cm" svg:y="4.426cm">
          <draw:image xlink:href="Pictures/10000201000004EA00000275CAD8641771727724.png" xlink:type="simple" xlink:show="embed" xlink:actuate="onLoad">
            <text:p/>
          </draw:image>
        </draw:frame>
        <draw:line draw:style-name="gr3" draw:text-style-name="P1" draw:layer="layout" svg:x1="2.14cm" svg:y1="17.515cm" svg:x2="5.538cm" svg:y2="17.515cm">
          <text:p/>
        </draw:line>
        <draw:line draw:style-name="gr3" draw:text-style-name="P1" draw:layer="layout" svg:x1="2.266cm" svg:y1="19.115cm" svg:x2="5.664cm" svg:y2="19.115cm">
          <text:p/>
        </draw:line>
        <draw:line draw:style-name="gr4" draw:text-style-name="P1" draw:layer="layout" svg:x1="2.266cm" svg:y1="17.515cm" svg:x2="3.273cm" svg:y2="19.115cm">
          <text:p/>
        </draw:line>
        <draw:line draw:style-name="gr5" draw:text-style-name="P1" draw:layer="layout" svg:x1="5.107cm" svg:y1="17.515cm" svg:x2="4.352cm" svg:y2="19.115cm">
          <text:p/>
        </draw:line>
        <draw:g>
          <svg:title>TexMaths</svg:title>
          <svg:desc>14§display§\quad \mathbf{u}^P§svg§600§FALSE§</svg:desc>
          <draw:polygon draw:style-name="gr6" draw:text-style-name="P2" draw:layer="layout" svg:width="0.616cm" svg:height="0.438cm" svg:x="2.11cm" svg:y="18.407cm" svg:viewBox="0 0 617 439" draw:points="308,439 0,439 0,0 617,0 617,439">
            <text:p/>
          </draw:polygon>
          <draw:path draw:style-name="gr7" draw:text-style-name="P3" draw:layer="layout" svg:width="0.28cm" svg:height="0.224cm" svg:x="2.132cm" svg:y="18.623cm" svg:viewBox="0 0 281 225" svg:d="M194 187v38l87-3v-22c-31 0-33 0-33-20v-180l-91 4v23c30 0 35 0 35 19v95c0 41-26 67-62 67-38 0-39-12-39-39v-169l-91 4v23c31 0 34 0 34 19v116c0 52 40 63 89 63 13 0 49 0 71-38z">
            <text:p/>
          </draw:path>
          <draw:path draw:style-name="gr7" draw:text-style-name="P3" draw:layer="layout" svg:width="0.263cm" svg:height="0.235cm" svg:x="2.447cm" svg:y="18.406cm" svg:viewBox="0 0 264 236" svg:d="M94 129h63c57 0 107-37 107-74 0-30-29-55-75-55h-122c-7 0-11 0-11 7 0 6 4 6 11 6 6 0 7 0 14 0 7 1 7 1 7 5 0 0 0 3-1 7l-46 183c-3 13-3 16-31 16-6 0-10 0-10 8 0 0 0 4 6 4 9 0 35-1 44-1 6 0 19 0 24 0 7 1 16 1 23 1 1 0 7 0 7-7 0-5-5-5-12-5 0 0-7 0-12 0-9-2-9-3-9-6 0 0 0-3 2-8zM119 24c3-10 3-11 17-11h40c32 0 52 9 52 33 0 11-3 39-21 55-13 11-32 16-57 16h-55z">
            <text:p/>
          </draw:path>
        </draw:g>
        <draw:line draw:style-name="gr8" draw:text-style-name="P1" draw:layer="layout" svg:x1="3.674cm" svg:y1="19.115cm" svg:x2="2.667cm" svg:y2="17.515cm">
          <text:p/>
        </draw:line>
        <draw:g>
          <svg:title>TexMaths</svg:title>
          <svg:desc>14§display§\boldsymbol{\psi}^P§svg§600§FALSE§</svg:desc>
          <draw:polygon draw:style-name="gr6" draw:text-style-name="P2" draw:layer="layout" svg:width="0.695cm" svg:height="0.55cm" svg:x="5.048cm" svg:y="17.889cm" svg:viewBox="0 0 696 551" draw:points="347,551 0,551 0,0 696,0 696,551">
            <text:p/>
          </draw:polygon>
          <draw:path draw:style-name="gr7" draw:text-style-name="P3" draw:layer="layout" svg:width="0.345cm" svg:height="0.441cm" svg:x="5.063cm" svg:y="18.003cm" svg:viewBox="0 0 346 442" svg:d="M258 17c1-7 1-7 1-10 0-7-6-7-11-7-10 0-10 1-13 11l-78 316c-51-5-56-32-56-51 0-11 1-25 24-83 7-18 8-21 8-29 0-28-29-45-56-45-52 0-77 67-77 77 0 7 7 7 11 7 7 0 10 0 13-6 15-54 42-60 50-60 3 0 9 0 9 10 0 13-6 24-12 39-16 44-25 69-25 86 0 64 77 71 100 74 4 0 5 1 5 1 0 1-10 36-10 41-4 15-12 46-12 47 0 7 7 7 12 7 9 0 10 0 12-10l22-85c74 0 130-55 154-105 6-12 17-53 17-78 0-45-32-45-34-45-18 0-36 20-36 38 0 14 10 19 14 22 19 11 25 20 25 31 0 31-55 117-136 119z">
            <text:p/>
          </draw:path>
          <draw:path draw:style-name="gr7" draw:text-style-name="P3" draw:layer="layout" svg:width="0.264cm" svg:height="0.236cm" svg:x="5.464cm" svg:y="17.888cm" svg:viewBox="0 0 265 237" svg:d="M94 129h63c57 0 108-37 108-74 0-30-30-55-76-55h-122c-7 0-11 0-11 7 0 6 4 6 11 6 6 0 7 0 14 0 7 1 7 1 7 5 0 0 0 3-1 7l-46 184c-3 12-3 15-31 15-6 0-10 0-10 8 0 0 0 5 6 5 9 0 35-2 44-2 6 0 19 0 24 0 7 2 16 2 23 2 1 0 7 0 7-7 0-6-5-6-12-6 0 0-7 0-12 0-9-1-9-3-9-6 0 0 0-2 2-8zM119 24c3-10 3-11 17-11h40c33 0 52 9 52 33 0 11-3 39-21 55-12 11-32 17-57 17h-55z">
            <text:p/>
          </draw:path>
        </draw:g>
        <draw:g>
          <svg:title>TexMaths</svg:title>
          <svg:desc>14§display§\boldsymbol{\hat\psi}^{PP}§svg§600§FALSE§</svg:desc>
          <draw:polygon draw:style-name="gr6" draw:text-style-name="P2" draw:layer="layout" svg:width="0.997cm" svg:height="0.673cm" svg:x="3.289cm" svg:y="17.687cm" svg:viewBox="0 0 998 674" draw:points="498,674 0,674 0,0 998,0 998,674">
            <text:p/>
          </draw:polygon>
          <draw:polygon draw:style-name="gr7" draw:text-style-name="P3" draw:layer="layout" svg:width="0.154cm" svg:height="0.082cm" svg:x="3.47cm" svg:y="17.801cm" svg:viewBox="0 0 155 83" draw:points="78,0 0,63 14,83 78,41 141,83 155,63">
            <text:p/>
          </draw:polygon>
          <draw:path draw:style-name="gr7" draw:text-style-name="P3" draw:layer="layout" svg:width="0.345cm" svg:height="0.441cm" svg:x="3.304cm" svg:y="17.924cm" svg:viewBox="0 0 346 442" svg:d="M258 17c1-7 1-7 1-10 0-7-6-7-11-7-10 0-10 1-13 11l-78 316c-51-5-56-32-56-51 0-12 1-26 24-83 7-18 8-21 8-29 0-28-29-45-56-45-52 0-77 67-77 77 0 7 7 7 11 7 7 0 10 0 13-6 15-54 42-60 50-60 3 0 9 0 9 10 0 13-6 24-12 39-16 43-25 69-25 85 0 65 77 72 100 75 4 0 5 1 5 1 0 1-10 36-10 41-4 15-12 46-12 47 0 7 7 7 12 7 9 0 10 0 12-10l22-85c74 0 130-55 154-105 6-13 17-53 17-78 0-45-32-45-34-45-18 0-36 20-36 38 0 14 10 19 14 22 19 11 25 20 25 31 0 31-55 117-136 119z">
            <text:p/>
          </draw:path>
          <draw:path draw:style-name="gr7" draw:text-style-name="P3" draw:layer="layout" svg:width="0.264cm" svg:height="0.235cm" svg:x="3.705cm" svg:y="17.686cm" svg:viewBox="0 0 265 236" svg:d="M94 129h63c57 0 108-37 108-74 0-30-30-55-76-55h-122c-7 0-11 0-11 7 0 6 4 6 11 6 6 0 7 0 14 0 7 1 7 1 7 5 0 0 0 3-1 7l-46 183c-3 13-3 16-31 16-6 0-10 0-10 8 0 0 0 4 6 4 9 0 35-1 44-1 6 0 19 0 24 0 7 1 16 1 23 1 1 0 7 0 7-7 0-5-5-5-12-5 0 0-7 0-12 0-9-2-9-3-9-6 0 0 0-3 2-8zM119 24c3-10 3-11 17-11h40c33 0 52 9 52 33 0 11-3 39-21 55-12 11-32 17-57 17h-55z">
            <text:p/>
          </draw:path>
          <draw:path draw:style-name="gr7" draw:text-style-name="P3" draw:layer="layout" svg:width="0.264cm" svg:height="0.235cm" svg:x="4.007cm" svg:y="17.686cm" svg:viewBox="0 0 265 236" svg:d="M94 129h63c57 0 108-37 108-74 0-30-30-55-76-55h-122c-7 0-11 0-11 7 0 6 4 6 11 6 6 0 7 0 14 0 7 1 7 1 7 5 0 0 0 3-1 7l-46 183c-3 13-3 16-31 16-6 0-10 0-10 8 0 0 0 4 6 4 9 0 35-1 44-1 6 0 19 0 24 0 7 1 16 1 23 1 1 0 7 0 7-7 0-5-5-5-12-5 0 0-7 0-12 0-9-2-9-3-9-6 0 0 0-3 2-8zM119 24c3-10 3-11 17-11h40c33 0 52 9 52 33 0 11-3 39-21 55-12 11-32 17-57 17h-55z">
            <text:p/>
          </draw:path>
        </draw:g>
        <draw:line draw:style-name="gr3" draw:text-style-name="P1" draw:layer="layout" svg:x1="11.8cm" svg:y1="17.515cm" svg:x2="15.202cm" svg:y2="17.515cm">
          <text:p/>
        </draw:line>
        <draw:line draw:style-name="gr3" draw:text-style-name="P1" draw:layer="layout" svg:x1="11.926cm" svg:y1="19.141cm" svg:x2="15.328cm" svg:y2="19.141cm">
          <text:p/>
        </draw:line>
        <draw:line draw:style-name="gr4" draw:text-style-name="P1" draw:layer="layout" svg:x1="11.926cm" svg:y1="17.515cm" svg:x2="12.934cm" svg:y2="19.141cm">
          <text:p/>
        </draw:line>
        <draw:line draw:style-name="gr9" draw:text-style-name="P1" draw:layer="layout" svg:x1="13.996cm" svg:y1="19.141cm" svg:x2="14.752cm" svg:y2="17.515cm">
          <text:p/>
        </draw:line>
        <draw:line draw:style-name="gr5" draw:text-style-name="P1" draw:layer="layout" svg:x1="14.374cm" svg:y1="17.515cm" svg:x2="13.618cm" svg:y2="19.141cm">
          <text:p/>
        </draw:line>
        <draw:g>
          <svg:title>TexMaths</svg:title>
          <svg:desc>14§display§\boldsymbol{\psi}^P§svg§600§TRUE§</svg:desc>
          <draw:polygon draw:style-name="gr10" draw:text-style-name="P4" draw:layer="layout" svg:width="0.695cm" svg:height="0.55cm" svg:x="13.44cm" svg:y="17.794cm" svg:viewBox="0 0 696 551" draw:points="347,551 0,551 0,0 696,0 696,551">
            <text:p/>
          </draw:polygon>
          <draw:path draw:style-name="gr7" draw:text-style-name="P3" draw:layer="layout" svg:width="0.345cm" svg:height="0.441cm" svg:x="13.455cm" svg:y="17.908cm" svg:viewBox="0 0 346 442" svg:d="M258 17c1-7 1-7 1-10 0-7-6-7-11-7-10 0-10 1-13 11l-78 316c-51-5-56-32-56-51 0-11 1-25 24-83 7-18 8-21 8-29 0-28-29-45-56-45-52 0-77 67-77 77 0 7 7 7 11 7 7 0 10 0 13-6 15-54 42-60 50-60 3 0 9 0 9 10 0 13-6 24-12 39-16 44-25 69-25 86 0 64 77 71 100 74 4 0 5 1 5 1 0 1-10 36-10 41-4 15-12 46-12 47 0 7 7 7 12 7 9 0 10 0 12-10l22-85c74 0 130-55 154-105 6-12 17-53 17-78 0-45-32-45-34-45-18 0-36 20-36 38 0 14 10 19 14 22 19 11 25 20 25 31 0 31-55 117-136 119z">
            <text:p/>
          </draw:path>
          <draw:path draw:style-name="gr7" draw:text-style-name="P3" draw:layer="layout" svg:width="0.264cm" svg:height="0.236cm" svg:x="13.856cm" svg:y="17.793cm" svg:viewBox="0 0 265 237" svg:d="M94 129h63c57 0 108-37 108-74 0-30-30-55-76-55h-122c-7 0-11 0-11 7 0 6 4 6 11 6 6 0 7 0 14 0 7 1 7 1 7 5 0 0 0 3-1 7l-46 184c-3 12-3 15-31 15-6 0-10 0-10 8 0 0 0 5 6 5 9 0 35-2 44-2 6 0 19 0 24 0 7 2 16 2 23 2 1 0 7 0 7-7 0-6-5-6-12-6 0 0-7 0-12 0-9-1-9-3-9-6 0 0 0-2 2-8zM119 24c3-10 3-11 17-11h40c33 0 52 9 52 33 0 11-3 39-21 55-12 11-32 17-57 17h-55z">
            <text:p/>
          </draw:path>
        </draw:g>
        <draw:g>
          <svg:title>TexMaths</svg:title>
          <svg:desc>14§display§\boldsymbol {\mathbf{\hat{u}}}^{PP}§svg§600§FALSE§</svg:desc>
          <draw:polygon draw:style-name="gr6" draw:text-style-name="P2" draw:layer="layout" svg:width="0.92cm" svg:height="0.456cm" svg:x="14.502cm" svg:y="18.317cm" svg:viewBox="0 0 921 457" draw:points="461,457 0,457 0,0 921,0 921,457">
            <text:p/>
          </draw:polygon>
          <draw:polygon draw:style-name="gr7" draw:text-style-name="P3" draw:layer="layout" svg:width="0.154cm" svg:height="0.082cm" svg:x="14.582cm" svg:y="18.431cm" svg:viewBox="0 0 155 83" draw:points="78,0 0,63 14,83 78,41 141,83 155,63">
            <text:p/>
          </draw:polygon>
          <draw:path draw:style-name="gr7" draw:text-style-name="P3" draw:layer="layout" svg:width="0.28cm" svg:height="0.225cm" svg:x="14.524cm" svg:y="18.551cm" svg:viewBox="0 0 281 226" svg:d="M195 188v38l86-3v-23c-30 0-33 0-33-19v-181l-91 4v23c31 0 35 0 35 19v96c0 40-25 67-62 67-38 0-39-13-39-39v-170l-91 4v23c31 0 34 0 34 19v117c0 51 40 63 89 63 13 0 49 0 72-38z">
            <text:p/>
          </draw:path>
          <draw:path draw:style-name="gr7" draw:text-style-name="P3" draw:layer="layout" svg:width="0.264cm" svg:height="0.236cm" svg:x="14.841cm" svg:y="18.316cm" svg:viewBox="0 0 265 237" svg:d="M94 129h63c57 0 108-37 108-74 0-30-30-55-76-55h-122c-7 0-11 0-11 7 0 6 4 6 11 6 6 0 7 0 14 0 7 1 7 1 7 5 0 0 0 3-1 7l-46 184c-3 12-3 15-31 15-6 0-10 0-10 9 0 0 0 4 6 4 9 0 35-2 44-2 6 0 19 0 24 0 7 2 16 2 23 2 1 0 7 0 7-7 0-6-5-6-12-6 0 0-7 0-12 0-9-1-9-3-9-5 0 0 0-3 2-9zM119 24c3-10 3-11 17-11h40c33 0 52 9 52 33 0 11-3 39-21 55-12 11-32 17-57 17h-55z">
            <text:p/>
          </draw:path>
          <draw:path draw:style-name="gr7" draw:text-style-name="P3" draw:layer="layout" svg:width="0.264cm" svg:height="0.236cm" svg:x="15.143cm" svg:y="18.316cm" svg:viewBox="0 0 265 237" svg:d="M94 129h63c57 0 108-37 108-74 0-30-30-55-76-55h-122c-7 0-11 0-11 7 0 6 4 6 11 6 6 0 7 0 14 0 7 1 7 1 7 5 0 0 0 3-1 7l-46 184c-3 12-3 15-31 15-6 0-10 0-10 9 0 0 0 4 6 4 9 0 35-2 44-2 6 0 19 0 24 0 7 2 16 2 23 2 1 0 7 0 7-7 0-6-5-6-12-6 0 0-7 0-12 0-9-1-9-3-9-5 0 0 0-3 2-9zM119 24c3-10 3-11 17-11h40c33 0 52 9 52 33 0 11-3 39-21 55-12 11-32 17-57 17h-55z">
            <text:p/>
          </draw:path>
        </draw:g>
        <draw:g>
          <svg:title>TexMaths</svg:title>
          <svg:desc>14§display§\quad \mathbf{u}^P§svg§600§FALSE§</svg:desc>
          <draw:polygon draw:style-name="gr6" draw:text-style-name="P2" draw:layer="layout" svg:width="0.616cm" svg:height="0.438cm" svg:x="11.794cm" svg:y="18.517cm" svg:viewBox="0 0 617 439" draw:points="308,439 0,439 0,0 617,0 617,439">
            <text:p/>
          </draw:polygon>
          <draw:path draw:style-name="gr7" draw:text-style-name="P3" draw:layer="layout" svg:width="0.28cm" svg:height="0.224cm" svg:x="11.816cm" svg:y="18.733cm" svg:viewBox="0 0 281 225" svg:d="M194 187v38l87-3v-22c-31 0-33 0-33-20v-180l-91 4v23c30 0 35 0 35 19v95c0 41-26 67-62 67-38 0-39-12-39-39v-169l-91 4v23c31 0 34 0 34 19v116c0 52 40 63 89 63 13 0 49 0 71-38z">
            <text:p/>
          </draw:path>
          <draw:path draw:style-name="gr7" draw:text-style-name="P3" draw:layer="layout" svg:width="0.263cm" svg:height="0.235cm" svg:x="12.131cm" svg:y="18.516cm" svg:viewBox="0 0 264 236" svg:d="M94 129h63c57 0 107-37 107-74 0-30-29-55-75-55h-122c-7 0-11 0-11 7 0 6 4 6 11 6 6 0 7 0 14 0 7 1 7 1 7 5 0 0 0 3-1 7l-46 183c-3 13-3 16-31 16-6 0-10 0-10 8 0 0 0 4 6 4 9 0 35-1 44-1 6 0 19 0 24 0 7 1 16 1 23 1 1 0 7 0 7-7 0-5-5-5-12-5 0 0-7 0-12 0-9-2-9-3-9-6 0 0 0-3 2-8zM119 24c3-10 3-11 17-11h40c32 0 52 9 52 33 0 11-3 39-21 55-13 11-32 16-57 16h-55z">
            <text:p/>
          </draw:path>
        </draw:g>
        <draw:line draw:style-name="gr3" draw:text-style-name="P1" draw:layer="layout" svg:x1="6.764cm" svg:y1="17.515cm" svg:x2="10.164cm" svg:y2="17.515cm">
          <text:p/>
        </draw:line>
        <draw:line draw:style-name="gr3" draw:text-style-name="P1" draw:layer="layout" svg:x1="6.89cm" svg:y1="19.115cm" svg:x2="10.29cm" svg:y2="19.115cm">
          <text:p/>
        </draw:line>
        <draw:line draw:style-name="gr4" draw:text-style-name="P1" draw:layer="layout" svg:x1="6.89cm" svg:y1="17.515cm" svg:x2="7.898cm" svg:y2="19.115cm">
          <text:p/>
        </draw:line>
        <draw:line draw:style-name="gr5" draw:text-style-name="P1" draw:layer="layout" svg:x1="9.733cm" svg:y1="17.515cm" svg:x2="8.977cm" svg:y2="19.115cm">
          <text:p/>
        </draw:line>
        <draw:g>
          <svg:title>TexMaths</svg:title>
          <svg:desc>14§display§\quad \mathbf{u}^P§svg§600§FALSE§</svg:desc>
          <draw:polygon draw:style-name="gr6" draw:text-style-name="P2" draw:layer="layout" svg:width="0.616cm" svg:height="0.438cm" svg:x="6.734cm" svg:y="18.407cm" svg:viewBox="0 0 617 439" draw:points="308,439 0,439 0,0 617,0 617,439">
            <text:p/>
          </draw:polygon>
          <draw:path draw:style-name="gr7" draw:text-style-name="P3" draw:layer="layout" svg:width="0.28cm" svg:height="0.224cm" svg:x="6.756cm" svg:y="18.623cm" svg:viewBox="0 0 281 225" svg:d="M194 187v38l87-3v-22c-31 0-33 0-33-20v-180l-91 4v23c30 0 35 0 35 19v95c0 41-26 67-62 67-38 0-39-12-39-39v-169l-91 4v23c31 0 34 0 34 19v116c0 52 40 63 89 63 13 0 49 0 71-38z">
            <text:p/>
          </draw:path>
          <draw:path draw:style-name="gr7" draw:text-style-name="P3" draw:layer="layout" svg:width="0.263cm" svg:height="0.235cm" svg:x="7.071cm" svg:y="18.406cm" svg:viewBox="0 0 264 236" svg:d="M94 129h63c57 0 107-37 107-74 0-30-29-55-75-55h-122c-7 0-11 0-11 7 0 6 4 6 11 6 6 0 7 0 14 0 7 1 7 1 7 5 0 0 0 3-1 7l-46 183c-3 13-3 16-31 16-6 0-10 0-10 8 0 0 0 4 6 4 9 0 35-1 44-1 6 0 19 0 24 0 7 1 16 1 23 1 1 0 7 0 7-7 0-5-5-5-12-5 0 0-7 0-12 0-9-2-9-3-9-6 0 0 0-3 2-8zM119 24c3-10 3-11 17-11h40c32 0 52 9 52 33 0 11-3 39-21 55-13 11-32 16-57 16h-55z">
            <text:p/>
          </draw:path>
        </draw:g>
        <draw:line draw:style-name="gr8" draw:text-style-name="P1" draw:layer="layout" svg:x1="8.299cm" svg:y1="19.115cm" svg:x2="7.291cm" svg:y2="17.515cm">
          <text:p/>
        </draw:line>
        <draw:g>
          <svg:title>TexMaths</svg:title>
          <svg:desc>14§display§\boldsymbol{ \hat\psi}^{SP}§svg§600§TRUE§</svg:desc>
          <draw:polygon draw:style-name="gr10" draw:text-style-name="P4" draw:layer="layout" svg:width="0.954cm" svg:height="0.674cm" svg:x="7.817cm" svg:y="17.693cm" svg:viewBox="0 0 955 675" draw:points="478,675 0,675 0,0 955,0 955,675">
            <text:p/>
          </draw:polygon>
          <draw:polygon draw:style-name="gr7" draw:text-style-name="P3" draw:layer="layout" svg:width="0.154cm" svg:height="0.082cm" svg:x="7.998cm" svg:y="17.806cm" svg:viewBox="0 0 155 83" draw:points="78,0 0,63 14,83 78,41 141,83 155,63">
            <text:p/>
          </draw:polygon>
          <draw:path draw:style-name="gr7" draw:text-style-name="P3" draw:layer="layout" svg:width="0.345cm" svg:height="0.441cm" svg:x="7.832cm" svg:y="17.93cm" svg:viewBox="0 0 346 442" svg:d="M258 17c1-7 1-7 1-10 0-7-6-7-11-7-10 0-10 1-13 11l-78 317c-51-6-56-33-56-52 0-11 1-25 24-83 7-18 8-21 8-29 0-28-29-45-56-45-52 0-77 67-77 77 0 7 7 7 11 7 7 0 10 0 13-6 15-54 42-60 50-60 3 0 9 0 9 10 0 13-6 24-12 39-16 44-25 69-25 86 0 64 77 71 100 74 4 0 5 1 5 1 0 2-10 37-10 41-4 15-12 46-12 47 0 7 7 7 12 7 9 0 10 0 12-9l22-86c74 0 130-54 154-105 6-12 17-53 17-78 0-45-32-45-34-45-18 0-36 20-36 38 0 14 10 19 14 22 19 11 25 20 25 31 0 31-55 118-136 119z">
            <text:p/>
          </draw:path>
          <draw:path draw:style-name="gr7" draw:text-style-name="P3" draw:layer="layout" svg:width="0.219cm" svg:height="0.25cm" svg:x="8.234cm" svg:y="17.686cm" svg:viewBox="0 0 220 251" svg:d="M220 4c0-1-2-4-4-4s-3 0-7 4l-17 21c-13-19-35-25-56-25-49 0-93 39-93 80 0 4 2 18 12 31 12 14 25 18 49 23 5 2 23 5 29 6 11 3 32 11 32 36 0 28-29 62-70 62-29 0-67-11-67-49 0-4 1-11 3-18 0-2 0-2 0-2 0-4-4-4-6-4-4 0-5 0-7 7l-17 69c-1 1-1 4-1 5 0 2 1 5 4 5s3 0 7-6c4-4 14-14 17-18 18 19 46 24 67 24 52 0 94-45 94-86 0-15-6-29-14-38-11-12-17-14-62-23-7-3-18-5-22-6-8-3-22-13-22-32 0-27 30-55 67-55 36 0 54 21 54 55 0 4-1 11-1 15s4 4 6 4c5 0 5-1 7-7z">
            <text:p/>
          </draw:path>
          <draw:path draw:style-name="gr7" draw:text-style-name="P3" draw:layer="layout" svg:width="0.264cm" svg:height="0.236cm" svg:x="8.492cm" svg:y="17.692cm" svg:viewBox="0 0 265 237" svg:d="M94 129h63c57 0 108-37 108-74 0-30-30-55-76-55h-122c-7 0-11 0-11 7 0 6 4 6 11 6 6 0 7 0 14 0 7 1 7 1 7 5 0 0 0 3-1 7l-46 184c-3 12-3 15-31 15-6 0-10 0-10 8 0 0 0 5 6 5 9 0 35-2 44-2 6 0 19 0 24 0 7 2 16 2 23 2 1 0 7 0 7-7 0-6-5-6-12-6 0 0-7 0-12 0-9-1-9-3-9-6 0 0 0-2 2-8zM119 24c3-10 3-11 17-11h40c33 0 52 9 52 33 0 11-3 39-21 55-12 11-32 17-57 17h-55z">
            <text:p/>
          </draw:path>
        </draw:g>
        <draw:g>
          <svg:title>TexMaths</svg:title>
          <svg:desc>14§display§\boldsymbol{\psi}^S§svg§600§FALSE§</svg:desc>
          <draw:polygon draw:style-name="gr6" draw:text-style-name="P2" draw:layer="layout" svg:width="0.651cm" svg:height="0.551cm" svg:x="9.674cm" svg:y="17.899cm" svg:viewBox="0 0 652 552" draw:points="326,552 0,552 0,0 652,0 652,552">
            <text:p/>
          </draw:polygon>
          <draw:path draw:style-name="gr7" draw:text-style-name="P3" draw:layer="layout" svg:width="0.345cm" svg:height="0.442cm" svg:x="9.689cm" svg:y="18.012cm" svg:viewBox="0 0 346 443" svg:d="M257 17c2-7 2-7 2-10 0-7-6-7-11-7-10 0-10 1-13 11l-78 317c-51-6-56-32-56-52 0-11 1-25 24-83 7-18 8-21 8-29 0-28-29-45-56-45-52 0-77 67-77 77 0 7 7 7 11 7 7 0 10 0 13-6 15-54 42-60 50-60 3 0 9 0 9 10 0 13-6 24-12 39-16 44-25 69-25 86 0 64 77 71 100 74 4 0 5 1 5 1 0 2-10 37-10 41-4 15-12 46-12 48 0 7 7 7 12 7 9 0 10 0 12-10l22-86c74 0 130-54 154-105 5-12 17-53 17-78 0-45-33-45-34-45-18 0-36 20-36 38 0 14 9 19 14 22 19 11 25 20 25 31 0 31-55 118-136 119z">
            <text:p/>
          </draw:path>
          <draw:path draw:style-name="gr7" draw:text-style-name="P3" draw:layer="layout" svg:width="0.219cm" svg:height="0.25cm" svg:x="10.091cm" svg:y="17.892cm" svg:viewBox="0 0 220 251" svg:d="M220 4c0-1-2-4-5-4-1 0-2 0-7 4l-16 21c-13-19-35-25-56-25-49 0-93 39-93 80 0 4 2 18 12 31 12 14 25 18 49 22 5 3 23 6 29 7 11 3 32 11 32 36 0 28-29 62-70 62-29 0-67-11-67-49 0-4 1-11 3-18 0-2 0-2 0-2 0-4-4-4-6-4-4 0-5 0-7 7l-17 69c-1 1-1 4-1 5 0 2 1 5 4 5s3 0 7-6c4-4 14-14 17-18 18 19 46 24 67 24 52 0 94-45 94-86 0-15-6-29-14-38-11-12-17-14-62-23-7-3-18-5-22-6-8-3-22-13-22-32 0-27 30-55 67-55 36 0 54 21 54 55 0 4-1 11-1 15s4 4 5 4c6 0 6-1 7-7z">
            <text:p/>
          </draw:path>
        </draw:g>
        <draw:line draw:style-name="gr3" draw:text-style-name="P1" draw:layer="layout" svg:x1="16.626cm" svg:y1="17.51cm" svg:x2="20.047cm" svg:y2="17.51cm">
          <text:p/>
        </draw:line>
        <draw:line draw:style-name="gr3" draw:text-style-name="P1" draw:layer="layout" svg:x1="16.753cm" svg:y1="19.136cm" svg:x2="20.174cm" svg:y2="19.136cm">
          <text:p/>
        </draw:line>
        <draw:line draw:style-name="gr4" draw:text-style-name="P1" draw:layer="layout" svg:x1="16.753cm" svg:y1="17.51cm" svg:x2="17.767cm" svg:y2="19.136cm">
          <text:p/>
        </draw:line>
        <draw:line draw:style-name="gr9" draw:text-style-name="P1" draw:layer="layout" svg:x1="18.834cm" svg:y1="19.136cm" svg:x2="19.594cm" svg:y2="17.51cm">
          <text:p/>
        </draw:line>
        <draw:line draw:style-name="gr5" draw:text-style-name="P1" draw:layer="layout" svg:x1="19.214cm" svg:y1="17.51cm" svg:x2="18.454cm" svg:y2="19.136cm">
          <text:p/>
        </draw:line>
        <draw:g>
          <svg:title>TexMaths</svg:title>
          <svg:desc>14§display§\color{red}\boldsymbol{\psi}^{P}§svg§600§FALSE§</svg:desc>
          <draw:polygon draw:style-name="gr6" draw:text-style-name="P2" draw:layer="layout" svg:width="0.695cm" svg:height="0.55cm" svg:x="18.202cm" svg:y="17.773cm" svg:viewBox="0 0 696 551" draw:points="347,551 0,551 0,0 696,0 696,551">
            <text:p/>
          </draw:polygon>
          <draw:path draw:style-name="gr11" draw:text-style-name="P5" draw:layer="layout" svg:width="0.345cm" svg:height="0.441cm" svg:x="18.217cm" svg:y="17.887cm" svg:viewBox="0 0 346 442" svg:d="M258 17c1-7 1-7 1-10 0-7-6-7-11-7-10 0-10 1-13 11l-78 316c-51-5-56-32-56-51 0-11 1-25 24-83 7-18 8-21 8-29 0-28-29-45-56-45-52 0-77 67-77 77 0 7 7 7 11 7 7 0 10 0 13-6 15-54 42-60 50-60 3 0 9 0 9 10 0 13-6 24-12 39-16 44-25 69-25 86 0 64 77 71 100 74 4 0 5 1 5 1 0 1-10 36-10 41-4 15-12 46-12 47 0 7 7 7 12 7 9 0 10 0 12-10l22-85c74 0 130-55 154-105 6-12 17-53 17-78 0-45-32-45-34-45-18 0-36 20-36 38 0 14 10 19 14 22 19 11 25 20 25 31 0 31-55 117-136 119z">
            <text:p/>
          </draw:path>
          <draw:path draw:style-name="gr11" draw:text-style-name="P5" draw:layer="layout" svg:width="0.264cm" svg:height="0.236cm" svg:x="18.618cm" svg:y="17.772cm" svg:viewBox="0 0 265 237" svg:d="M94 129h63c57 0 108-37 108-74 0-30-30-55-76-55h-122c-7 0-11 0-11 7 0 6 4 6 11 6 6 0 7 0 14 0 7 1 7 1 7 5 0 0 0 3-1 7l-46 184c-3 12-3 15-31 15-6 0-10 0-10 8 0 0 0 5 6 5 9 0 35-2 44-2 6 0 19 0 24 0 7 2 16 2 23 2 1 0 7 0 7-7 0-6-5-6-12-6 0 0-7 0-12 0-9-1-9-3-9-6 0 0 0-2 2-8zM119 24c3-10 3-11 17-11h40c33 0 52 9 52 33 0 11-3 39-21 55-12 11-32 17-57 17h-55z">
            <text:p/>
          </draw:path>
        </draw:g>
        <draw:g>
          <svg:title>TexMaths</svg:title>
          <svg:desc>14§display§\boldsymbol{\mathbf{\hat{u}}}^{PP}§svg§600§FALSE§</svg:desc>
          <draw:polygon draw:style-name="gr6" draw:text-style-name="P2" draw:layer="layout" svg:width="0.92cm" svg:height="0.456cm" svg:x="19.216cm" svg:y="18.429cm" svg:viewBox="0 0 921 457" draw:points="461,457 0,457 0,0 921,0 921,457">
            <text:p/>
          </draw:polygon>
          <draw:polygon draw:style-name="gr7" draw:text-style-name="P3" draw:layer="layout" svg:width="0.154cm" svg:height="0.082cm" svg:x="19.296cm" svg:y="18.543cm" svg:viewBox="0 0 155 83" draw:points="78,0 0,63 14,83 78,41 141,83 155,63">
            <text:p/>
          </draw:polygon>
          <draw:path draw:style-name="gr7" draw:text-style-name="P3" draw:layer="layout" svg:width="0.28cm" svg:height="0.225cm" svg:x="19.238cm" svg:y="18.663cm" svg:viewBox="0 0 281 226" svg:d="M195 188v38l86-3v-23c-30 0-33 0-33-19v-181l-91 4v23c31 0 35 0 35 19v96c0 40-25 67-62 67-38 0-39-13-39-39v-170l-91 4v23c31 0 34 0 34 19v117c0 51 40 63 89 63 13 0 49 0 72-38z">
            <text:p/>
          </draw:path>
          <draw:path draw:style-name="gr7" draw:text-style-name="P3" draw:layer="layout" svg:width="0.264cm" svg:height="0.236cm" svg:x="19.555cm" svg:y="18.428cm" svg:viewBox="0 0 265 237" svg:d="M94 129h63c57 0 108-37 108-74 0-30-30-55-76-55h-122c-7 0-11 0-11 7 0 6 4 6 11 6 6 0 7 0 14 0 7 1 7 1 7 5 0 0 0 3-1 7l-46 184c-3 12-3 15-31 15-6 0-10 0-10 9 0 0 0 4 6 4 9 0 35-2 44-2 6 0 19 0 24 0 7 2 16 2 23 2 1 0 7 0 7-7 0-6-5-6-12-6 0 0-7 0-12 0-9-1-9-3-9-5 0 0 0-3 2-9zM119 24c3-10 3-11 17-11h40c33 0 52 9 52 33 0 11-3 39-21 55-12 11-32 17-57 17h-55z">
            <text:p/>
          </draw:path>
          <draw:path draw:style-name="gr7" draw:text-style-name="P3" draw:layer="layout" svg:width="0.264cm" svg:height="0.236cm" svg:x="19.857cm" svg:y="18.428cm" svg:viewBox="0 0 265 237" svg:d="M94 129h63c57 0 108-37 108-74 0-30-30-55-76-55h-122c-7 0-11 0-11 7 0 6 4 6 11 6 6 0 7 0 14 0 7 1 7 1 7 5 0 0 0 3-1 7l-46 184c-3 12-3 15-31 15-6 0-10 0-10 9 0 0 0 4 6 4 9 0 35-2 44-2 6 0 19 0 24 0 7 2 16 2 23 2 1 0 7 0 7-7 0-6-5-6-12-6 0 0-7 0-12 0-9-1-9-3-9-5 0 0 0-3 2-9zM119 24c3-10 3-11 17-11h40c33 0 52 9 52 33 0 11-3 39-21 55-12 11-32 17-57 17h-55z">
            <text:p/>
          </draw:path>
        </draw:g>
        <draw:g>
          <svg:title>TexMaths</svg:title>
          <svg:desc>14§display§\quad \mathbf{u}^P§svg§600§FALSE§</svg:desc>
          <draw:polygon draw:style-name="gr6" draw:text-style-name="P2" draw:layer="layout" svg:width="0.616cm" svg:height="0.438cm" svg:x="16.619cm" svg:y="18.398cm" svg:viewBox="0 0 617 439" draw:points="308,439 0,439 0,0 617,0 617,439">
            <text:p/>
          </draw:polygon>
          <draw:path draw:style-name="gr7" draw:text-style-name="P3" draw:layer="layout" svg:width="0.28cm" svg:height="0.224cm" svg:x="16.641cm" svg:y="18.614cm" svg:viewBox="0 0 281 225" svg:d="M194 187v38l87-3v-22c-31 0-33 0-33-20v-180l-91 4v23c30 0 35 0 35 19v95c0 41-26 67-62 67-38 0-39-12-39-39v-169l-91 4v23c31 0 34 0 34 19v116c0 52 40 63 89 63 13 0 49 0 71-38z">
            <text:p/>
          </draw:path>
          <draw:path draw:style-name="gr7" draw:text-style-name="P3" draw:layer="layout" svg:width="0.263cm" svg:height="0.235cm" svg:x="16.956cm" svg:y="18.397cm" svg:viewBox="0 0 264 236" svg:d="M94 129h63c57 0 107-37 107-74 0-30-29-55-75-55h-122c-7 0-11 0-11 7 0 6 4 6 11 6 6 0 7 0 14 0 7 1 7 1 7 5 0 0 0 3-1 7l-46 183c-3 13-3 16-31 16-6 0-10 0-10 8 0 0 0 4 6 4 9 0 35-1 44-1 6 0 19 0 24 0 7 1 16 1 23 1 1 0 7 0 7-7 0-5-5-5-12-5 0 0-7 0-12 0-9-2-9-3-9-6 0 0 0-3 2-8zM119 24c3-10 3-11 17-11h40c32 0 52 9 52 33 0 11-3 39-21 55-13 11-32 16-57 16h-55z">
            <text:p/>
          </draw:path>
        </draw:g>
        <draw:g>
          <draw:frame draw:style-name="gr1" draw:text-style-name="P1" draw:layer="layout" svg:width="4.064cm" svg:height="1.956cm" svg:x="1.542cm" svg:y="15.352cm">
            <draw:image xlink:href="Pictures/10000201000004EA0000027545952823DA647837.png" xlink:type="simple" xlink:show="embed" xlink:actuate="onLoad">
              <text:p/>
            </draw:image>
          </draw:frame>
          <draw:frame draw:style-name="gr1" draw:text-style-name="P1" draw:layer="layout" svg:width="4.064cm" svg:height="1.956cm" svg:x="6.199cm" svg:y="15.351cm">
            <draw:image xlink:href="Pictures/10000201000004EA00000275953269231B0B4A0F.png" xlink:type="simple" xlink:show="embed" xlink:actuate="onLoad">
              <text:p/>
            </draw:image>
          </draw:frame>
          <draw:frame draw:style-name="gr1" draw:text-style-name="P1" draw:layer="layout" svg:width="4.064cm" svg:height="1.956cm" svg:x="11.348cm" svg:y="15.351cm">
            <draw:image xlink:href="Pictures/10000201000004EA0000027545952823DA647837.png" xlink:type="simple" xlink:show="embed" xlink:actuate="onLoad">
              <text:p/>
            </draw:image>
          </draw:frame>
          <draw:frame draw:style-name="gr1" draw:text-style-name="P1" draw:layer="layout" svg:width="4.064cm" svg:height="1.956cm" svg:x="16.105cm" svg:y="15.351cm">
            <draw:image xlink:href="Pictures/10000201000004EA00000275953269231B0B4A0F.png" xlink:type="simple" xlink:show="embed" xlink:actuate="onLoad">
              <text:p/>
            </draw:image>
          </draw:frame>
        </draw:g>
        <draw:frame draw:style-name="gr12" draw:text-style-name="P6" draw:layer="layout" svg:width="1.397cm" svg:height="1.397cm" svg:x="1.2cm" svg:y="5.18cm">
          <draw:text-box>
            <text:p><text:span text:style-name="T1">(a)</text:span></text:p>
          </draw:text-box>
        </draw:frame>
        <draw:frame draw:style-name="gr13" draw:text-style-name="P6" draw:layer="layout" svg:width="1.397cm" svg:height="1.657cm" svg:x="9.963cm" svg:y="4.291cm">
          <draw:text-box>
            <text:p><text:span text:style-name="T1">(b)</text:span></text:p>
          </draw:text-box>
        </draw:frame>
        <draw:frame draw:style-name="gr13" draw:text-style-name="P6" draw:layer="layout" svg:width="1.397cm" svg:height="1.657cm" svg:x="9.963cm" svg:y="11.524cm">
          <draw:text-box>
            <text:p><text:span text:style-name="T1">(d)</text:span></text:p>
          </draw:text-box>
        </draw:frame>
        <draw:frame draw:style-name="gr13" draw:text-style-name="P6" draw:layer="layout" svg:width="1.397cm" svg:height="1.657cm" svg:x="1.2cm" svg:y="11.53cm">
          <draw:text-box>
            <text:p><text:span text:style-name="T1">(c)</text:span></text:p>
          </draw:text-box>
        </draw:frame>
        <draw:frame draw:style-name="gr14" draw:text-style-name="P6" draw:layer="layout" svg:width="1.397cm" svg:height="0.954cm" svg:x="3.232cm" svg:y="23.803cm">
          <draw:text-box>
            <text:p><text:span text:style-name="T1">(e)</text:span></text:p>
          </draw:text-box>
        </draw:frame>
        <draw:frame draw:style-name="gr14" draw:text-style-name="P6" draw:layer="layout" svg:width="1.397cm" svg:height="0.954cm" svg:x="7.877cm" svg:y="23.797cm">
          <draw:text-box>
            <text:p><text:span text:style-name="T1">(f)</text:span></text:p>
          </draw:text-box>
        </draw:frame>
        <draw:frame draw:style-name="gr15" draw:text-style-name="P6" draw:layer="layout" svg:width="1.397cm" svg:height="0.989cm" svg:x="13.065cm" svg:y="23.803cm">
          <draw:text-box>
            <text:p><text:span text:style-name="T1">(g)</text:span></text:p>
          </draw:text-box>
        </draw:frame>
        <draw:frame draw:style-name="gr15" draw:text-style-name="P6" draw:layer="layout" svg:width="1.397cm" svg:height="0.989cm" svg:x="17.856cm" svg:y="23.809cm">
          <draw:text-box>
            <text:p><text:span text:style-name="T1">(h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1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ngtf </meta:initial-creator>
    <meta:creation-date>2017-06-27T15:00:56.305029432</meta:creation-date>
    <dc:date>2017-07-06T10:30:25.595896564</dc:date>
    <dc:creator>wangtf </dc:creator>
    <meta:editing-duration>PT58M52S</meta:editing-duration>
    <meta:editing-cycles>13</meta:editing-cycles>
    <meta:generator>LibreOffice/5.0.6.2$Linux_X86_64 LibreOffice_project/00$Build-2</meta:generator>
    <meta:document-statistic meta:object-count="98"/>
  </office:meta>
</office:document-meta>
</file>